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52cm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ff0000" draw:marker-start-width="0.432cm" draw:marker-end="" draw:marker-end-width="0.533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ff0000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cm" fo:min-width="3.347cm"/>
    </style:style>
    <style:style style:name="gr6" style:family="graphic" style:parent-style-name="standard">
      <style:graphic-properties draw:stroke="none" draw:fill="none" fo:min-height="2.9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7.80000019073486pt"/>
    </style:style>
    <style:style style:name="P2" style:family="paragraph">
      <style:paragraph-properties fo:text-align="center"/>
      <style:text-properties fo:font-size="7.80000019073486pt" style:font-size-asian="18pt" style:font-size-complex="18pt"/>
    </style:style>
    <style:style style:name="P3" style:family="paragraph">
      <style:paragraph-properties fo:text-align="center"/>
      <style:text-properties fo:font-size="6.69999980926514pt"/>
    </style:style>
    <style:style style:name="P4" style:family="paragraph">
      <style:paragraph-properties fo:text-align="center"/>
      <style:text-properties fo:font-size="6.69999980926514pt" style:font-size-asian="12pt" style:font-size-complex="12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808080" fo:font-size="7.80000019073486pt" style:font-size-asian="18pt" style:font-size-complex="18pt"/>
    </style:style>
    <style:style style:name="P8" style:family="paragraph">
      <style:text-properties fo:font-size="9.69999980926514pt"/>
    </style:style>
    <style:style style:name="P9" style:family="paragraph">
      <style:text-properties fo:font-size="9.69999980926514pt" style:font-size-asian="12pt" style:font-size-complex="12pt"/>
    </style:style>
    <style:style style:name="P10" style:family="paragraph">
      <style:paragraph-properties fo:margin-top="0.42cm" fo:margin-bottom="0.35cm"/>
      <style:text-properties fo:font-size="9.69999980926514pt"/>
    </style:style>
    <style:style style:name="P11" style:family="paragraph">
      <style:paragraph-properties fo:margin-top="0.42cm" fo:margin-bottom="0.35cm"/>
      <style:text-properties fo:font-size="9.69999980926514pt" style:font-size-asian="12pt" style:font-size-complex="12pt"/>
    </style:style>
    <style:style style:name="P12" style:family="paragraph">
      <style:paragraph-properties fo:text-align="start"/>
      <style:text-properties fo:color="#33cc66" fo:font-size="9.69999980926514pt" fo:font-weight="bold" style:font-size-asian="12pt" style:font-weight-asian="bold" style:font-size-complex="12pt" style:font-weight-complex="bold"/>
    </style:style>
    <style:style style:name="P13" style:family="paragraph">
      <style:text-properties fo:font-size="6.5pt"/>
    </style:style>
    <style:style style:name="P14" style:family="paragraph">
      <style:text-properties fo:color="#ff0000" fo:font-family="'Arial Black'" style:font-family-generic="swiss" style:font-pitch="variable" fo:font-size="6.5pt" style:font-size-asian="8pt" style:font-size-complex="8pt"/>
    </style:style>
    <style:style style:name="T1" style:family="text">
      <style:text-properties fo:font-size="9.699999809265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fo:font-size="9.69999980926514pt" style:font-size-asian="18pt" style:font-size-complex="18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33cc66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family="'Arial Black'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2.468cm" svg:height="0.858cm" svg:x="1.855cm" svg:y="1.318cm">
          <text:p text:style-name="P1"><text:span text:style-name="T1">7-Topic</text:span></text:p>
        </draw:rect>
        <draw:rect draw:style-name="gr1" draw:text-style-name="P2" draw:layer="layout" svg:width="2.468cm" svg:height="0.858cm" svg:x="1.855cm" svg:y="2.177cm">
          <text:p text:style-name="P1"><text:span text:style-name="T1">6-Subweb</text:span></text:p>
        </draw:rect>
        <draw:rect draw:style-name="gr1" draw:text-style-name="P2" draw:layer="layout" svg:width="2.468cm" svg:height="0.858cm" svg:x="1.855cm" svg:y="3.034cm">
          <text:p text:style-name="P1"><text:span text:style-name="T1">5-Web</text:span></text:p>
        </draw:rect>
        <draw:rect draw:style-name="gr1" draw:text-style-name="P2" draw:layer="layout" svg:width="2.468cm" svg:height="0.858cm" svg:x="1.855cm" svg:y="3.893cm">
          <text:p text:style-name="P1"><text:span text:style-name="T1">4-User</text:span></text:p>
        </draw:rect>
        <draw:rect draw:style-name="gr1" draw:text-style-name="P2" draw:layer="layout" svg:width="2.468cm" svg:height="0.858cm" svg:x="1.855cm" svg:y="4.725cm">
          <text:p text:style-name="P1"><text:span text:style-name="T1">3-Site</text:span></text:p>
        </draw:rect>
        <draw:rect draw:style-name="gr1" draw:text-style-name="P2" draw:layer="layout" svg:width="2.468cm" svg:height="0.858cm" svg:x="1.855cm" svg:y="6.427cm">
          <text:p text:style-name="P1"><text:span text:style-name="T1">1-Default</text:span></text:p>
        </draw:rect>
        <draw:rect draw:style-name="gr1" draw:text-style-name="P4" draw:layer="layout" svg:width="3.307cm" svg:height="1.079cm" svg:x="1.503cm" svg:y="7.287cm">
          <text:p text:style-name="P3"><text:span text:style-name="T2">Preferences </text:span><text:span text:style-name="T2"><text:line-break/></text:span><text:span text:style-name="T2">Stack</text:span></text:p>
        </draw:rect>
        <draw:line draw:style-name="gr2" draw:text-style-name="P5" draw:layer="layout" svg:x1="5.318cm" svg:y1="3.127cm" svg:x2="5.318cm" svg:y2="1.41cm">
          <text:p/>
        </draw:line>
        <draw:g>
          <draw:line draw:style-name="gr3" draw:text-style-name="P6" draw:layer="layout" svg:x1="6.089cm" svg:y1="4.801cm" svg:x2="4.915cm" svg:y2="4.801cm">
            <text:p/>
          </draw:line>
          <draw:line draw:style-name="gr4" draw:text-style-name="P5" draw:layer="layout" svg:x1="4.932cm" svg:y1="4.84cm" svg:x2="4.932cm" svg:y2="3.267cm">
            <text:p/>
          </draw:line>
        </draw:g>
        <draw:rect draw:style-name="gr1" draw:text-style-name="P7" draw:layer="layout" svg:width="2.468cm" svg:height="0.858cm" svg:x="1.856cm" svg:y="5.583cm">
          <text:p text:style-name="P1"><text:span text:style-name="T3">2-Plugin</text:span><text:span text:style-name="T3"><text:line-break/></text:span><text:span text:style-name="T4">(deprecated)</text:span></text:p>
        </draw:rect>
        <draw:frame draw:style-name="gr5" draw:text-style-name="P9" draw:layer="layout" svg:width="6.89cm" svg:height="2.147cm" svg:x="5.794cm" svg:y="1.205cm">
          <draw:text-box>
            <text:p text:style-name="P8"><text:span text:style-name="T2">When a topic is rendered</text:span><text:span text:style-name="T2"><text:line-break/></text:span><text:span text:style-name="T2">each preference used is the</text:span><text:span text:style-name="T2"><text:line-break/></text:span><text:span text:style-name="T2">highest level that sets the</text:span><text:span text:style-name="T2"><text:line-break/></text:span><text:span text:style-name="T2">macro on the stack.</text:span></text:p>
          </draw:text-box>
        </draw:frame>
        <draw:frame draw:style-name="gr6" draw:text-style-name="P11" draw:layer="layout" svg:width="7.366cm" svg:height="3.989cm" svg:x="5.826cm" svg:y="3.386cm">
          <draw:text-box>
            <text:p text:style-name="P10"><text:span text:style-name="T2">This behavior can be altered with the special preference called FINALPREFERENCES. </text:span></text:p>
            <text:p text:style-name="P10"><text:span text:style-name="T2">If a macro is added to FINALPREFERENCES, then all settings higher in the stack are ignored.</text:span></text:p>
          </draw:text-box>
        </draw:frame>
        <draw:frame draw:style-name="gr7" draw:text-style-name="P12" draw:layer="layout" svg:width="7.366cm" svg:height="2.621cm" svg:x="5.826cm" svg:y="7.777cm">
          <draw:text-box>
            <text:p text:style-name="P8"><text:span text:style-name="T5">If you want a setting in your user topic to override Web, Subweb, or Topic settings - add the macro to FINALPREFERENCES in your user topic.</text:span></text:p>
          </draw:text-box>
        </draw:frame>
        <draw:frame draw:style-name="gr8" draw:text-style-name="P14" draw:layer="layout" svg:width="1.446cm" svg:height="0.653cm" svg:x="3.129cm" svg:y="4.255cm">
          <draw:text-box>
            <text:p text:style-name="P13"><text:span text:style-name="T6">FINAL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fo:font-family="Arial" style:font-family-generic="roman" style:font-pitch="variable" fo:font-size="16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6cm" fo:text-indent="0cm"/>
      <style:text-properties fo:font-size="14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6cm" fo:text-indent="0cm"/>
      <style:text-properties fo:font-size="12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6cm" fo:text-indent="0cm"/>
      <style:text-properties fo:font-size="10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6cm" fo:text-indent="0cm"/>
      <style:text-properties fo:font-size="10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6cm" fo:text-indent="0cm"/>
      <style:text-properties fo:font-size="10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6cm" fo:text-indent="0cm"/>
      <style:text-properties fo:font-size="10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6cm" fo:text-indent="0cm"/>
      <style:text-properties fo:font-size="10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6cm" fo:text-indent="0cm"/>
      <style:text-properties fo:font-size="10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2.2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4.808cm" fo:page-height="12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32cm" svg:height="7.575cm" svg:x="1.083cm" svg:y="2.485cm"/>
      <draw:page-thumbnail draw:layer="backgroundobjects" svg:width="8.832cm" svg:height="7.575cm" svg:x="1.083cm" svg:y="11.061cm"/>
      <draw:page-thumbnail draw:layer="backgroundobjects" svg:width="8.832cm" svg:height="7.575cm" svg:x="1.083cm" svg:y="19.637cm"/>
      <draw:page-thumbnail draw:layer="backgroundobjects" svg:width="8.832cm" svg:height="7.575cm" svg:x="11.083cm" svg:y="2.485cm"/>
      <draw:page-thumbnail draw:layer="backgroundobjects" svg:width="8.832cm" svg:height="7.575cm" svg:x="11.083cm" svg:y="11.061cm"/>
      <draw:page-thumbnail draw:layer="backgroundobjects" svg:width="8.832cm" svg:height="7.575cm" svg:x="11.083cm" svg:y="19.637cm"/>
    </style:handout-master>
    <style:master-page style:name="Default" style:page-layout-name="PM1" draw:style-name="Mdp1">
      <draw:frame presentation:style-name="Default-title" draw:layer="backgroundobjects" svg:width="11.527cm" svg:height="1.786cm" svg:x="1.638cm" svg:y="1.423cm" presentation:class="title" presentation:placeholder="true">
        <draw:text-box/>
      </draw:frame>
      <draw:frame presentation:style-name="Default-outline1" draw:layer="backgroundobjects" svg:width="11.527cm" svg:height="7.062cm" svg:x="1.638cm" svg:y="3.499cm" presentation:class="outline" presentation:placeholder="true">
        <draw:text-box/>
      </draw:frame>
      <draw:frame presentation:style-name="Mpr1" draw:text-style-name="MP1" draw:layer="backgroundobjects" svg:width="2.984cm" svg:height="0.737cm" svg:x="1.638cm" svg:y="10.7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6cm" svg:height="0.737cm" svg:x="5.377cm" svg:y="10.74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84cm" svg:height="0.737cm" svg:x="10.179cm" svg:y="10.74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Clark</meta:initial-creator>
    <meta:creation-date>2012-10-22T21:00:38</meta:creation-date>
    <meta:editing-duration>PT58M20S</meta:editing-duration>
    <meta:editing-cycles>7</meta:editing-cycles>
    <dc:date>2012-10-22T23:06:52</dc:date>
    <dc:creator>George Clark</dc:creator>
    <meta:generator>OpenOffice.org/3.4.1$Linux OpenOffice.org_project/341m1$Build-9593</meta:generator>
    <meta:document-statistic meta:object-count="39"/>
  </office:meta>
</office:document-meta>
</file>